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n « trigger » ou déclancheur permet de mettre en marche un ensemble d'instructions après un évenement. On peut allors automatiser des actions dans un système de gestion de base de données.</text:p>
      <text:p text:style-name="Standard"/>
      <text:p text:style-name="Standard">La syntaxe ce présente ainsi :</text:p>
      <text:p text:style-name="P1">CREATE TRIGGER trigger_name</text:p>
      <text:p text:style-name="P1">{ BEFFORE | AFTER } { INSERT | UPDATE | DELETE }</text:p>
      <text:p text:style-name="P1">ON table_name FOR EACH ROW</text:p>
      <text:p text:style-name="P1">trigger_body ;</text:p>
      <text:p text:style-name="P1"/>
      <text:p text:style-name="P2">Créer un déclancheur ayant le nom trigger_name, avant ou apres l'ajout, mise a jour ou suppression dans la table « table_name » pour chaque évenement sur les lignes.</text:p>
      <text:p text:style-name="P2"/>
      <text:p text:style-name="P2">Nous allons faire un exemple avec la base de données « test_promo ».</text:p>
      <text:p text:style-name="P2"/>
      <text:p text:style-name="P2"/>
      <text:p text:style-name="P2"><text:a xlink:type="simple" xlink:href="https://www.softwaretestinghelp.com/mysql-trigger-tutorial/#:~:text=Creating%20Triggers%20Using%20MySQL%20GUI%20Client%20–%20MySQL%20Workbench,-Similar%20to%20creating&amp;text=%231)%20Right%2DClick%20on,trigger%20needs%20to%20be%20created.&amp;text=%234)%20Click%20on%20the%20',section%20to%20create%20a%20trigger.&amp;text=%236)%20Click%20“Apply”%20to%20Save%20the%20Trigger" text:style-name="Internet_20_link" text:visited-style-name="Visited_20_Internet_20_Link">https://www.softwaretestinghelp.com/mysql-trigger-tutorial/#:~:text=Creating%20Triggers%20Using%20MySQL%20GUI%20Client%20%E2%80%93%20MySQL%20Workbench,-Similar%20to%20creating&amp;text=%231)%20Right%2DClick%20on,trigger%20needs%20to%20be%20created.&amp;text=%234)%20Click%20on%20the%20',section%20to%20create%20a%20trigger.&amp;text=%236)%20Click%20%E2%80%9CApply%E2%80%9D%20to%20Save%20the%20Trigger</text:a>.</text:p>
      <text:p text:style-name="P2"/>
      <text:p text:style-name="P2"><text:a xlink:type="simple" xlink:href="https://sql.sh/cours/create-trigger" text:style-name="Internet_20_link" text:visited-style-name="Visited_20_Internet_20_Link">https://sql.sh/cours/create-trigger</text:a></text:p>
      <text:p text:style-name="P2"/>
      <text:p text:style-name="P2"><text:a xlink:type="simple" xlink:href="https://www.sqlservertutorial.net/sql-server-triggers/sql-server-create-trigger/" text:style-name="Internet_20_link" text:visited-style-name="Visited_20_Internet_20_Link">https://www.sqlservertutorial.net/sql-server-triggers/sql-server-create-trigger/</text:a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isa dimitrief</meta:initial-creator>
    <meta:creation-date>2023-03-17T15:35:46.75</meta:creation-date>
    <dc:date>2023-03-21T10:55:56.446000000</dc:date>
    <meta:editing-duration>P1DT1H39M47S</meta:editing-duration>
    <meta:editing-cycles>2</meta:editing-cycles>
    <meta:generator>LibreOffice/7.3.6.2$Windows_X86_64 LibreOffice_project/c28ca90fd6e1a19e189fc16c05f8f8924961e12e</meta:generator>
    <meta:document-statistic meta:table-count="0" meta:image-count="0" meta:object-count="0" meta:page-count="1" meta:paragraph-count="11" meta:word-count="104" meta:character-count="1071" meta:non-whitespace-character-count="978"/>
  </office:meta>
</office:document-meta>
</file>